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S PGothic" svg:font-family="'MS PGothic'"/>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Text_20_body">
      <style:paragraph-properties fo:margin-left="0in" fo:margin-right="0in" fo:text-indent="0in" style:auto-text-indent="false"/>
      <style:text-properties fo:font-variant="normal" fo:text-transform="none" fo:color="#0000ff" fo:letter-spacing="normal"/>
    </style:style>
    <style:style style:name="P2" style:family="paragraph" style:parent-style-name="Text_20_body">
      <style:paragraph-properties fo:margin-left="0in" fo:margin-right="0in" fo:text-indent="0in" style:auto-text-indent="false"/>
      <style:text-properties fo:font-variant="normal" fo:text-transform="none" fo:color="#000000" fo:letter-spacing="normal"/>
    </style:style>
    <style:style style:name="P3" style:family="paragraph" style:parent-style-name="Quotations">
      <style:paragraph-properties fo:margin-left="0in" fo:margin-right="0in" fo:text-indent="0in" style:auto-text-indent="false"/>
      <style:text-properties fo:font-variant="normal" fo:text-transform="none" fo:color="#000000" fo:letter-spacing="normal"/>
    </style:style>
    <style:style style:name="P4" style:family="paragraph" style:parent-style-name="Quotations">
      <style:text-properties fo:font-variant="normal" fo:text-transform="none" fo:color="#000000" fo:letter-spacing="normal"/>
    </style:style>
    <style:style style:name="P5" style:family="paragraph" style:parent-style-name="Quotations">
      <style:text-properties fo:font-variant="normal" fo:text-transform="none" fo:color="#000000" fo:letter-spacing="normal" style:language-asian="ja" style:country-asian="JP"/>
    </style:style>
    <style:style style:name="P6" style:family="paragraph" style:parent-style-name="Quotations">
      <style:paragraph-properties fo:margin-left="0.7874in" fo:margin-right="0.7874in" fo:text-indent="0in" style:auto-text-indent="false"/>
      <style:text-properties fo:font-variant="normal" fo:text-transform="none" fo:color="#000000" fo:letter-spacing="normal"/>
    </style:style>
    <style:style style:name="P7" style:family="paragraph" style:parent-style-name="Standard">
      <style:paragraph-properties fo:break-before="page"/>
      <style:text-properties style:language-asian="ja" style:country-asian="JP"/>
    </style:style>
    <style:style style:name="P8" style:family="paragraph" style:parent-style-name="Quotations">
      <style:text-properties fo:font-variant="normal" fo:text-transform="none" fo:color="#000000" fo:letter-spacing="normal" officeooo:paragraph-rsid="0003fe1d"/>
    </style:style>
    <style:style style:name="P9" style:family="paragraph" style:parent-style-name="Quotations">
      <style:paragraph-properties fo:margin-left="0in" fo:margin-right="0in" fo:text-indent="0in" style:auto-text-indent="false"/>
      <style:text-properties fo:font-variant="normal" fo:text-transform="none" fo:color="#000000" fo:letter-spacing="normal" officeooo:paragraph-rsid="00052a67"/>
    </style:style>
    <style:style style:name="T1" style:family="text">
      <style:text-properties style:font-name="MS PGothic" fo:font-size="14pt" fo:font-style="normal" fo:font-weight="normal"/>
    </style:style>
    <style:style style:name="T2" style:family="text">
      <style:text-properties style:font-name="MS PGothic" fo:font-size="14pt" fo:font-style="normal" fo:font-weight="bold"/>
    </style:style>
    <style:style style:name="T3" style:family="text">
      <style:text-properties style:font-name-asian="MS PGothic" style:font-size-asian="14pt" style:font-style-asian="normal" style:font-weight-asian="normal"/>
    </style:style>
    <style:style style:name="T4" style:family="text">
      <style:text-properties style:font-name-asian="MS PGothic" style:font-size-asian="14pt" style:font-style-asian="normal" style:font-weight-asian="bold"/>
    </style:style>
    <style:style style:name="fr1" style:family="graphic" style:parent-style-name="Graphics">
      <style:graphic-properties fo:margin-left="0.1043in" fo:margin-right="0.1043in" fo:margin-top="0in" fo:margin-bottom="0in" style:wrap="right" style:number-wrapped-paragraphs="1" style:wrap-contour="false" style:vertical-pos="below" style:vertical-rel="char" style:horizontal-pos="left" style:horizontal-rel="paragraph-content"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ikipedia」</text:p>
      <text:p text:style-name="Standard">＜設計＞</text:p>
      <text:p text:style-name="Standard">I2C で使われているのは、抵抗でプルアップされた双方向のオープンコレクタ信号線が2本だけである。2本の信号線は、シリアルデータ (SDA) とシリアルクロック (SCL) からなる。 電圧は最高で +5V までで、よく使われるのは +3.3V だが、他の電圧でも構わない。</text:p>
      <text:p text:style-name="Standard">I2C の参照設計では、7bit のアドレス空間のうち 16 の予約アドレスを除いた最大 112 個のノードが、同じバス上で通信できる。 もっとも一般的な I2C バスのモードは、100kbit/s の標準モード (standard mode) と 10kbit/s の低速モード (low-speed mode) だが、クロック周波数はゼロまで下げても構わない。 ノード数の拡大と高速動作が可能な 400kbit/s のファーストモード (Fast mode) や 3.4Mbit/s の高速モード (High Speed mode) の追加と、10bit アドレス空間などの機能拡張が行なわれている。</text:p>
      <text:p text:style-name="Standard"/>
      <text:p text:style-name="Standard">＜応用＞</text:p>
      <text:p text:style-name="Standard">I2C が適しているのは、シンプルで製造コストを抑えることが速度よりも重要とされるような周辺機器である。 I2C バスの代表的な用途としては、次の通り。</text:p>
      <text:p text:style-name="Standard">DRAMのバスタイミングの設定記憶(Serial Presence Detect:SPD)</text:p>
      <text:p text:style-name="Standard">ユーザの設定を記憶しているシリアル不揮発性メモリ(24C01/24C02/24C04など)へのアクセス。</text:p>
      <text:p text:style-name="Standard">低速な D/Aコンバータへのアクセス。</text:p>
      <text:p text:style-name="Standard">低速な A/Dコンバータへのアクセス。</text:p>
      <text:p text:style-name="Standard">モニターのコントラスト、色調、色バランスの変更。</text:p>
      <text:p text:style-name="Standard">インテリジェント・スピーカの音量変更。</text:p>
      <text:p text:style-name="Standard">携帯電話などの LED 表示の制御。</text:p>
      <text:p text:style-name="Standard">リアルタイムクロックの読み出し。</text:p>
      <text:p text:style-name="Standard">CPU の温度やファンの回転速度など、ハードウェアの監視や診断用センサーの読み取り。(パーソナルコンピュータにおけるACPI制御下のSMBusなど)</text:p>
      <text:p text:style-name="Standard">システムの電源オン・オフ制御。</text:p>
      <text:p text:style-name="Standard">2次電池の充放電状態コントローラの通信インタフェース。(スマートバッテリシステム)</text:p>
      <text:p text:style-name="Standard">わずか2本の汎用I/Oピンとソフトウェアだけで、マイクロコントローラからデバイス・チップのネットワークを制御できることが、I2C の最大の利点である。</text:p>
      <text:p text:style-name="Standard">I2C バスでは、システムが動作中であっても周辺機器の取り付け・取り外しが可能なので、ホットスワップが必要とされる用途には特に向いている。</text:p>
      <text:p text:style-name="Standard"/>
      <text:p text:style-name="Standard">＜OS＞</text:p>
      <text:p text:style-name="Standard">Linux では、I2C は特定のデバイス（ADM1026やLM92など）用に特定のカーネルモジュールで扱われている。Linux 2.6ではカーネルコンフィグレーションの"Hardware Monitoring support"でサポートするシステムハードウェアモニタを選択できる。I2Cドライバのソースコードは drivers/hwmon 配下にある。I2Cドライバは大きく分けて core と algorithm, adapter の3種類のモジュールに分割されている。 I2C クライアントの書き方の詳細は、カーネル関連のドキュメントや /usr/include/linux/i2c.h ヘッダファイルにある。 OpenBSD には最近、いくつかの共通マスター・コントローラとセンサのサポートで I2C フレームワークが加えられた。</text:p>
      <text:p text:style-name="Standard"/>
      <text:p text:style-name="Standard"/>
      <text:p text:style-name="Standard"/>
      <text:p text:style-name="P7">「I2C通信の使い方」</text:p>
      <text:p text:style-name="P5"><text:span text:style-name="T3">　この当初の目的から推定されるように、</text:span><text:span text:style-name="T1">I2C</text:span><text:span text:style-name="T3">は同じ基板内などのように近距離で直結したデバイスと、</text:span><text:span text:style-name="T1">100kbps</text:span><text:span text:style-name="T3">または</text:span><text:span text:style-name="T1">400kbps</text:span><text:span text:style-name="T3">の速度でシリアル通信を行うように使われるのが主で、離れた装置間の通信には向いていません。</text:span><text:span text:style-name="T1"><text:line-break/></text:span><text:span text:style-name="T3">　</text:span><text:span text:style-name="T1">I2C</text:span><text:span text:style-name="T3">は、マスタ側とスレーブ側を明確に分け、マスタ側が全ての制御の主導権を持っています。</text:span><text:span text:style-name="T1"><text:line-break/></text:span><text:span text:style-name="T3">　</text:span><text:span text:style-name="T1">I2C</text:span><text:span text:style-name="T3">はパーティーライン構成が可能となっており、１つのマスタで複数のスレーブデバイスと通信することが可能です。</text:span><text:span text:style-name="T1"><text:line-break/><text:line-break/></text:span><text:span text:style-name="T3">　まず</text:span><text:span text:style-name="T1">I2C</text:span><text:span text:style-name="T3">通信のしくみは下図の構成を基本としています。</text:span><text:span text:style-name="T1"><text:line-break/></text:span><draw:frame draw:style-name="fr1" draw:name="グラフィックス1" text:anchor-type="char" svg:width="2.8543in" svg:height="4.052in" draw:z-index="0"><draw:image xlink:href="http://www.picfun.com/document/i2cblk.gif" xlink:type="simple" xlink:show="embed" xlink:actuate="onLoad"/></draw:frame><text:span text:style-name="T3">　</text:span><text:span text:style-name="T1"><text:line-break/><text:line-break/></text:span><text:span text:style-name="T3">　　図のように１台のマスタと１台または</text:span><text:span text:style-name="T1"><text:line-break/></text:span><text:span text:style-name="T3">　　複数のスレーブとの間を、</text:span><text:span text:style-name="T1">SCL</text:span><text:span text:style-name="T3">と</text:span><text:span text:style-name="T1">SDA</text:span><text:span text:style-name="T3">と</text:span><text:span text:style-name="T1"><text:line-break/></text:span><text:span text:style-name="T3">　　いう２本の線でパーティーライン状に</text:span><text:span text:style-name="T1"><text:line-break/></text:span><text:span text:style-name="T3">　　接続します。</text:span><text:span text:style-name="T1"><text:line-break/></text:span><text:span text:style-name="T3">　　マスタが常に権限を持っており、マスタ</text:span><text:span text:style-name="T1"><text:line-break/></text:span><text:span text:style-name="T3">　　が送信するクロック信号</text:span><text:span text:style-name="T1">SCL</text:span><text:span text:style-name="T3">を基準に</text:span><text:span text:style-name="T1"><text:line-break/></text:span><text:span text:style-name="T3">　　して、データ信号が</text:span><text:span text:style-name="T1">SDA</text:span><text:span text:style-name="T3">ライン上で転送</text:span><text:span text:style-name="T1"><text:line-break/></text:span><text:span text:style-name="T3">　　されます。</text:span></text:p>
      <text:p text:style-name="P4"><text:span text:style-name="T1"><text:line-break/><text:line-break/></text:span><text:span text:style-name="T3">　通信方式で類似の</text:span><text:span text:style-name="T1">SPI</text:span><text:span text:style-name="T3">と大きく異なるのは、個々のスレーブがアドレスを持っていて、データの中にアドレスが含まれていることと、１バイト転送毎に受信側から</text:span><text:span text:style-name="T1">ACK</text:span><text:span text:style-name="T3">信号の返送をして、互いに確認を取りながらデータ転送を行っていることです。</text:span></text:p>
      <text:p text:style-name="P8"><text:span text:style-name="T1"><text:line-break/></text:span><text:span text:style-name="T3">　</text:span><text:span text:style-name="T1">SSP</text:span><text:span text:style-name="T3">を</text:span><text:span text:style-name="T1">I2C</text:span><text:span text:style-name="T3">モードで使う時の通信手順の基本は、</text:span><text:span text:style-name="T1">SCL</text:span><text:span text:style-name="T3">と</text:span><text:span text:style-name="T1">SDA</text:span><text:span text:style-name="T3">の２本の信号線ですべてのデータの送受信を行います。</text:span><text:span text:style-name="T1"><text:line-break/></text:span><text:span text:style-name="T3">　</text:span><text:span text:style-name="T1">SCL</text:span><text:span text:style-name="T3">ピン、</text:span><text:span text:style-name="T1">SDA</text:span><text:span text:style-name="T3">ピンともに複数のスレーブを接続しますので、</text:span><text:span text:style-name="T1">I2C</text:span><text:span text:style-name="T3">モードを選択すると両ピンともオープンドレイン構成となります。</text:span><text:span text:style-name="T1"><text:line-break/></text:span><text:span text:style-name="T3">またスレーブ側は両ピンとも常時は入力モードにしてハイインピーダンス状態にし、アドレスで指定された出力するデバイスだけ出力モードにする必要があります。</text:span><text:span text:style-name="T1"><text:line-break/></text:span></text:p>
      <text:p text:style-name="P8"><text:span text:style-name="T1"><text:line-break/></text:span><text:soft-page-break/><text:span text:style-name="T1">(1)</text:span><text:span text:style-name="T3">　まずマスタ側が、</text:span><text:span text:style-name="T1">Start Condition</text:span><text:span text:style-name="T3">を出力し続いてアドレスと</text:span><text:span text:style-name="T1">Read/Write</text:span><text:span text:style-name="T3">要求を出力します。</text:span><text:span text:style-name="T1"><text:line-break/></text:span></text:p>
      <text:p text:style-name="P8"><text:span text:style-name="T1">(2)</text:span><text:span text:style-name="T3">　全スレーブがこの時の</text:span><text:span text:style-name="T1">SCL</text:span><text:span text:style-name="T3">のクロックを元に</text:span><text:span text:style-name="T1">SDA</text:span><text:span text:style-name="T3">のデータを受信し、</text:span><text:span text:style-name="T1">SSPADD</text:span><text:span text:style-name="T3">レジスタにセットされたアドレスと一致したデバイスだけが、その後の送受信を継続します。</text:span><text:span text:style-name="T1"><text:line-break/></text:span></text:p>
      <text:p text:style-name="P8"><text:span text:style-name="T1">(3)</text:span><text:span text:style-name="T3">　受信した側がデータを受信完了すると自動的に</text:span><text:span text:style-name="T1">ACK</text:span><text:span text:style-name="T3">ビットを返送し、同時に</text:span><text:span text:style-name="T1">SSP</text:span><text:span text:style-name="T3">割込みを発生します。</text:span><text:span text:style-name="T1"><text:line-break/></text:span></text:p>
      <text:p text:style-name="P8"><text:span text:style-name="T1">(4)</text:span><text:span text:style-name="T3">　これをマスタが</text:span><text:span text:style-name="T1">Stop Condition</text:span><text:span text:style-name="T3">を出力するまで続けます。</text:span><text:span text:style-name="T1"><text:line-break/><text:line-break/> </text:span><text:span text:style-name="T3">このように</text:span><text:span text:style-name="T1">I2C</text:span><text:span text:style-name="T3">通信もブロック転送ができますので、大量のデータを一気に転送する時に便利に使うことが出来ます</text:span></text:p>
      <text:p text:style-name="P1"><text:span text:style-name="T4">【</text:span><text:span text:style-name="T2">I2C</text:span><text:span text:style-name="T4">通信のタイミング】</text:span></text:p>
      <text:p text:style-name="P9"><text:span text:style-name="T3">　</text:span><text:span text:style-name="T1">I2C</text:span><text:span text:style-name="T3">通信の基本的な転送タイミングは下図のようになっています。</text:span><text:span text:style-name="T1"><text:line-break/><text:line-break/>(1)</text:span><text:span text:style-name="T3">　マスタ側が</text:span><text:span text:style-name="T1">SCL</text:span><text:span text:style-name="T3">が</text:span><text:span text:style-name="T1">High</text:span><text:span text:style-name="T3">の時に</text:span><text:span text:style-name="T1">SDA</text:span><text:span text:style-name="T3">を</text:span><text:span text:style-name="T1">Low</text:span><text:span text:style-name="T3">にしたときをスタートコンディション</text:span><text:span text:style-name="T1"><text:line-break/></text:span><text:span text:style-name="T3">　　　とする。</text:span><text:span text:style-name="T1"><text:line-break/></text:span></text:p>
      <text:p text:style-name="P9"><text:span text:style-name="T1">(2)</text:span><text:span text:style-name="T3">　その後続けてマスタがクロックの供給を続けながらアドレスと</text:span><text:span text:style-name="T1">Read</text:span><text:span text:style-name="T3">／</text:span><text:span text:style-name="T1">Write<text:line-break/></text:span><text:span text:style-name="T3">　　要求のデータを送信します。</text:span><text:span text:style-name="T1"><text:line-break/></text:span></text:p>
      <text:p text:style-name="P9"><text:span text:style-name="T1">(3)</text:span><text:span text:style-name="T3">　この後は、アドレスで指定された１台のスレーブが、マスタと</text:span><text:span text:style-name="T1">1</text:span><text:span text:style-name="T3">対</text:span><text:span text:style-name="T1">1</text:span><text:span text:style-name="T3">で、指定</text:span><text:span text:style-name="T1"><text:line-break/></text:span><text:span text:style-name="T3">　　された方向で通信を行います。</text:span><text:span text:style-name="T1"><text:line-break/></text:span><text:span text:style-name="T3">　　つまり、</text:span><text:span text:style-name="T1">SCL</text:span><text:span text:style-name="T3">のクロックに従って送信側から８ビットのデータが出力され、</text:span><text:span text:style-name="T1"><text:line-break/></text:span><text:span text:style-name="T3">　　続いて受信側からアクノリッジ</text:span><text:span text:style-name="T1">(ACK)</text:span><text:span text:style-name="T3">信号が返送されます。</text:span><text:span text:style-name="T1"><text:line-break/></text:span><text:span text:style-name="T3">　　この時、受信する側は、受信データの取り出しが完了するまで、ビジーとして</text:span><text:span text:style-name="T1"><text:line-break/></text:span><text:span text:style-name="T3">　　</text:span><text:span text:style-name="T1">SCL</text:span><text:span text:style-name="T3">を強制的に</text:span><text:span text:style-name="T1">Low</text:span><text:span text:style-name="T3">にすれば、この間は見かけ上クロックが無くなるので、</text:span><text:span text:style-name="T1"><text:line-break/></text:span><text:span text:style-name="T3">　　送信側は次のデータを出力するのを待つことになります。</text:span><text:span text:style-name="T1"><text:line-break/></text:span></text:p>
      <text:p text:style-name="P9"><text:span text:style-name="T1">(4)</text:span><text:span text:style-name="T3">　最後のデータを送り終わり、</text:span><text:span text:style-name="T1">ACK</text:span><text:span text:style-name="T3">を確認したあと、スレーブは</text:span><text:span text:style-name="T1">SDA</text:span><text:span text:style-name="T3">を解放する</text:span><text:span text:style-name="T1"><text:line-break/></text:span><text:span text:style-name="T3">　　ので、マスタが</text:span><text:span text:style-name="T1">SDA</text:span><text:span text:style-name="T3">を</text:span><text:span text:style-name="T1">Low</text:span><text:span text:style-name="T3">にしてクロックを停止して</text:span><text:span text:style-name="T1">High</text:span><text:span text:style-name="T3">にしてから、</text:span><text:span text:style-name="T1">SDA</text:span><text:span text:style-name="T3">を</text:span><text:span text:style-name="T1">High</text:span><text:span text:style-name="T3">にすることでストップシーケンスとなり通信は完了します。</text:span></text:p>
      <text:p text:style-name="P2"><text:soft-page-break/><draw:frame draw:style-name="fr2" draw:name="グラフィックス2" text:anchor-type="as-char" svg:width="7.4484in" svg:height="3.4654in" draw:z-index="1"><draw:image xlink:href="http://www.picfun.com/document/i2ctiming.gif" xlink:type="simple" xlink:show="embed" xlink:actuate="onLoad"/></draw:frame></text:p>
      <text:p text:style-name="P1"><text:span text:style-name="T4">【</text:span><text:span text:style-name="T2">I2C</text:span><text:span text:style-name="T4">の通信データフォーマット】</text:span></text:p>
      <text:p text:style-name="P3"><text:span text:style-name="T3">　</text:span><text:span text:style-name="T1">I2C</text:span><text:span text:style-name="T3">通信の基本的な通信のデータフォーマットは、アドレスフォーマットとデータ</text:span><text:span text:style-name="T1"><text:line-break/></text:span><text:span text:style-name="T3">フォーマットがあります。</text:span><text:span text:style-name="T1"><text:line-break/></text:span><text:span text:style-name="T3">　まずアドレスフォーマットは下図のようになります。アドレスには７ビットモードと</text:span><text:span text:style-name="T1"><text:line-break/></text:span><text:span text:style-name="T3">１０ビットモードがあり、図中の</text:span><text:span text:style-name="T1">(a)(b)</text:span><text:span text:style-name="T3">がそれぞれに対応します。</text:span><text:span text:style-name="T1"><text:line-break/></text:span><text:span text:style-name="T3">図中の</text:span><text:span text:style-name="T1">ACK</text:span><text:span text:style-name="T3">ビットは受信側から自動返信されるビットです。</text:span></text:p>
      <text:p text:style-name="P6"><draw:frame draw:style-name="fr3" draw:name="グラフィックス3" text:anchor-type="as-char" svg:width="5.4898in" svg:height="4.6043in" draw:z-index="2"><draw:image xlink:href="http://www.picfun.com/document/i2cadrs.gif" xlink:type="simple" xlink:show="embed" xlink:actuate="onLoad"/></draw:frame></text:p>
      <text:p text:style-name="P4"><text:span text:style-name="T1"><text:line-break/></text:span><text:soft-page-break/><text:span text:style-name="T1"><text:line-break/><text:line-break/></text:span><text:span text:style-name="T3">　通信データ全体のフォーマットは下図のようになり、マスタ側が送信側になるか受信側になるかによって図の</text:span><text:span text:style-name="T1">(a)(b)</text:span><text:span text:style-name="T3">のように２種類のフォーマットとなります。ここで、マスタが受信側になる場合には、まず最初にアドレスフォーマットの部分で、受信側になることを特定スレーブに向けて送信し、それに続いて指定された</text:span><text:span text:style-name="T3">スレーブがデータの送信を始めます。マスタはデータを受信したら</text:span><text:span text:style-name="T1">ACK</text:span><text:span text:style-name="T3">を返信します。</text:span></text:p>
      <text:p text:style-name="P6"><draw:frame draw:style-name="fr3" draw:name="グラフィックス4" text:anchor-type="as-char" svg:width="5.1563in" svg:height="2.1457in" draw:z-index="3"><draw:image xlink:href="http://www.picfun.com/document/i2cdata.gif" xlink:type="simple" xlink:show="embed" xlink:actuate="onLoad"/></draw:frame></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S PGothic" svg:font-family="'MS PGothic'"/>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02T11:54:30.09</meta:creation-date>
    <dc:date>2016-02-09T10:37:32.844970544</dc:date>
    <meta:editing-duration>PT5M47S</meta:editing-duration>
    <meta:editing-cycles>5</meta:editing-cycles>
    <meta:generator>LibreOffice/4.2.8.2$Linux_X86_64 LibreOffice_project/420m0$Build-2</meta:generator>
    <meta:document-statistic meta:table-count="0" meta:image-count="4" meta:object-count="0" meta:page-count="5" meta:paragraph-count="41" meta:word-count="2623" meta:character-count="3272" meta:non-whitespace-character-count="3093"/>
  </office:meta>
</office:document-meta>
</file>